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0bcff"/>
    </style:style>
    <style:style style:name="T1" style:family="text">
      <style:text-properties officeooo:rsid="0010bc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<text:span text:style-name="T1">3</text:span> – <text:span text:style-name="T1">Business Continuity Planning</text:span></text:p>
      <text:p text:style-name="Standard"/>
      <text:p text:style-name="Standard">Objective: Answer each question.</text:p>
      <text:p text:style-name="Standard"/>
      <text:p text:style-name="P1">Questions</text:p>
      <text:p text:style-name="Standard"/>
      <text:p text:style-name="Standard">1. Why is it essential to include legal representatives on your business continuity planning team?</text:p>
      <text:p text:style-name="Standard"/>
      <text:p text:style-name="P2">2. What is wrong with the "seat-of-the-pants" approach to business continuity planning? </text:p>
      <text:p text:style-name="P2"/>
      <text:p text:style-name="P2">3. What is the difference between quantitative and qualitative assessment?</text:p>
      <text:p text:style-name="P2"/>
      <text:p text:style-name="P2">4. What critical components should you include in your business continuity training plan? </text:p>
      <text:p text:style-name="P2"/>
      <text:p text:style-name="P2">5. What are the four main elements of the business continuity planning process? 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7:08:59.319485225</meta:creation-date>
    <dc:date>2026-01-25T23:49:21.676015046</dc:date>
    <meta:editing-duration>PT1M41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74" meta:character-count="509" meta:non-whitespace-character-count="440"/>
  </office:meta>
</office:document-meta>
</file>